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5A00000068DF7C9531.jpg"/>
  <manifest:file-entry manifest:media-type="image/jpeg" manifest:full-path="Pictures/10000000000001EB0000013407EF9C8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25.7cm" table:align="margins" style:may-break-between-rows="false"/>
    </style:style>
    <style:style style:name="Tabela2.A" style:family="table-column">
      <style:table-column-properties style:column-width="0.554cm" style:rel-column-width="314*"/>
    </style:style>
    <style:style style:name="Tabela2.B" style:family="table-column">
      <style:table-column-properties style:column-width="1.879cm" style:rel-column-width="1065*"/>
    </style:style>
    <style:style style:name="Tabela2.C" style:family="table-column">
      <style:table-column-properties style:column-width="2.708cm" style:rel-column-width="1535*"/>
    </style:style>
    <style:style style:name="Tabela2.D" style:family="table-column">
      <style:table-column-properties style:column-width="3.424cm" style:rel-column-width="1941*"/>
    </style:style>
    <style:style style:name="Tabela2.E" style:family="table-column">
      <style:table-column-properties style:column-width="2.6cm" style:rel-column-width="1474*"/>
    </style:style>
    <style:style style:name="Tabela2.F" style:family="table-column">
      <style:table-column-properties style:column-width="1.693cm" style:rel-column-width="960*"/>
    </style:style>
    <style:style style:name="Tabela2.H" style:family="table-column">
      <style:table-column-properties style:column-width="0.87cm" style:rel-column-width="493*"/>
    </style:style>
    <style:style style:name="Tabela2.I" style:family="table-column">
      <style:table-column-properties style:column-width="1.709cm" style:rel-column-width="969*"/>
    </style:style>
    <style:style style:name="Tabela2.J" style:family="table-column">
      <style:table-column-properties style:column-width="1.134cm" style:rel-column-width="643*"/>
    </style:style>
    <style:style style:name="Tabela2.K" style:family="table-column">
      <style:table-column-properties style:column-width="2.297cm" style:rel-column-width="1302*"/>
    </style:style>
    <style:style style:name="Tabela2.L" style:family="table-column">
      <style:table-column-properties style:column-width="1.418cm" style:rel-column-width="804*"/>
    </style:style>
    <style:style style:name="Tabela2.M" style:family="table-column">
      <style:table-column-properties style:column-width="0.878cm" style:rel-column-width="498*"/>
    </style:style>
    <style:style style:name="Tabela2.N" style:family="table-column">
      <style:table-column-properties style:column-width="2.843cm" style:rel-column-width="1612*"/>
    </style:style>
    <style:style style:name="Tabe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N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2.L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4" style:family="table-row">
      <style:table-row-properties style:min-row-height="0.291cm"/>
    </style:style>
    <style:style style:name="Tabela2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M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ARTES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57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08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08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251844</text:p>
          </table:table-cell>
          <table:table-cell table:style-name="Tabela2.C6" table:number-columns-spanned="2" office:value-type="string">
            <text:p text:style-name="P5">SANHI DANTAS DA COST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41, 251, 261, 271, 311, 321, 331, 351, 361 e 34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68930</text:p>
          </table:table-cell>
          <table:table-cell table:style-name="Tabela2.C6" table:number-columns-spanned="2" office:value-type="string">
            <text:p text:style-name="P5">FABIO AURELIO DE ARAUJO AQUIN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82, 192, 1102, 1112, 1132, 1142, 1152, 282 e 112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613150</text:p>
          </table:table-cell>
          <table:table-cell table:style-name="Tabela2.C6" table:number-columns-spanned="2" office:value-type="string">
            <text:p text:style-name="P5">EDNA RAIMUNDA MOREIRA DE MORAES RODRIGUE</text:p>
          </table:table-cell>
          <table:covered-table-cell/>
          <table:table-cell table:style-name="Tabela2.E6" office:value-type="string">
            <text:p text:style-name="P4">Ex-Ipesap /</text:p>
            <text:p text:style-name="P4">20 h/s</text:p>
          </table:table-cell>
          <table:table-cell table:style-name="Tabela2.F6" office:value-type="string">
            <text:p text:style-name="P4">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122</text:p>
          </table:table-cell>
          <table:covered-table-cell/>
          <table:table-cell table:style-name="Tabela2.M6" table:number-columns-spanned="2" office:value-type="string">
            <text:p text:style-name="P4">422, 411 e 312</text:p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866261</text:p>
          </table:table-cell>
          <table:table-cell table:style-name="Tabela2.C6" table:number-columns-spanned="2" office:value-type="string">
            <text:p text:style-name="P5">JOSYVANE PEREIRA DA SILV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1, 121, 131, 141, 151, 171, 221, 231, 161 e 21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949639</text:p>
          </table:table-cell>
          <table:table-cell table:style-name="Tabela2.C6" table:number-columns-spanned="2" office:value-type="string">
            <text:p text:style-name="P5">EDNA RAIMUNDA MOREIRA DE MORAES RODRIGUE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92, 2102, 2112, 2122, 2132, 372, 392, 3102, 3112 e 38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851477</text:p>
          </table:table-cell>
          <table:table-cell table:style-name="Tabela2.C6" table:number-columns-spanned="2" office:value-type="string">
            <text:p text:style-name="P5">ALINE LILIANE MENDES SALVADOR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2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63, 1173, 1183, 1193, 1203, 1213, 2143, 2153, 2173, 3133, 3143, 3153, 3163 e 216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BIOLOG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57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2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14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907472</text:p>
          </table:table-cell>
          <table:table-cell table:style-name="Tabela2.C6" table:number-columns-spanned="2" office:value-type="string">
            <text:p text:style-name="P5">ALCIONE ALMEIDA ALVE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11, 251, 311, 321, 331, 341, 351, 361 e 22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90634</text:p>
          </table:table-cell>
          <table:table-cell table:style-name="Tabela2.C6" table:number-columns-spanned="2" office:value-type="string">
            <text:p text:style-name="P5">FABIANE DE FATIMA VIEIRA DA SILV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82, 192, 1112, 1122, 1142, 282, 2102, 1102 e 213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858609</text:p>
          </table:table-cell>
          <table:table-cell table:style-name="Tabela2.C6" table:number-columns-spanned="2" office:value-type="string">
            <text:p text:style-name="P5">CLARCK CLAUDINEI VILHENA DE MEL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6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>111, 411, 211, 122, 232, 312, 422 e 221</text:p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858765</text:p>
          </table:table-cell>
          <table:table-cell table:style-name="Tabela2.C6" table:number-columns-spanned="2" office:value-type="string">
            <text:p text:style-name="P5">CILENE CHAVES ALMEID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93, 2143, 2153, 2163, 2173, 3133, 3143, 3153 e 316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892351</text:p>
          </table:table-cell>
          <table:table-cell table:style-name="Tabela2.C6" table:number-columns-spanned="2" office:value-type="string">
            <text:p text:style-name="P5">LEIA MARTINS FURTAD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6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92, 372, 382, 392, 3102, 3112, 3122 e 211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613851</text:p>
          </table:table-cell>
          <table:table-cell table:style-name="Tabela2.C6" table:number-columns-spanned="2" office:value-type="string">
            <text:p text:style-name="P5">ANTONIO CRISTO BAHIA DA SILVA JUNIOR</text:p>
          </table:table-cell>
          <table:covered-table-cell/>
          <table:table-cell table:style-name="Tabela2.E6" office:value-type="string">
            <text:p text:style-name="P4">Ex-Ipesap /</text:p>
            <text:p text:style-name="P4">20 h/s</text:p>
          </table:table-cell>
          <table:table-cell table:style-name="Tabela2.F6" office:value-type="string">
            <text:p text:style-name="P4">1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63, 1173, 1183, 1213 e 120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7</text:p>
          </table:table-cell>
          <table:table-cell table:style-name="Tabela2.B6" office:value-type="string">
            <text:p text:style-name="P5">281107</text:p>
          </table:table-cell>
          <table:table-cell table:style-name="Tabela2.C6" table:number-columns-spanned="2" office:value-type="string">
            <text:p text:style-name="P5">NORMA SOUZA DA CUNH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1, 121, 131, 141, 151, 161, 171, 231 e 27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EDUCAÇÃO FÍS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61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2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22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984248</text:p>
          </table:table-cell>
          <table:table-cell table:style-name="Tabela2.C6" table:number-columns-spanned="2" office:value-type="string">
            <text:p text:style-name="P5">LUANA FREITAS REGO</text:p>
          </table:table-cell>
          <table:covered-table-cell/>
          <table:table-cell table:style-name="Tabela2.E6" office:value-type="string">
            <text:p text:style-name="P4">Contrato Administrativo /</text:p>
            <text:p text:style-name="P4">40 h/s</text:p>
          </table:table-cell>
          <table:table-cell table:style-name="Tabela2.F6" office:value-type="string">
            <text:p text:style-name="P4">22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82, 192, 1102, 1112, 1122, 1132, 1152, 282, 292, 2102 e 114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51809</text:p>
          </table:table-cell>
          <table:table-cell table:style-name="Tabela2.C6" table:number-columns-spanned="2" office:value-type="string">
            <text:p text:style-name="P5">IZAN PATRICK CARVALHO DANTA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2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63, 1173, 1183, 1203, 1213, 2143, 2163, 2173, 3143, 3153 e 215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965332</text:p>
          </table:table-cell>
          <table:table-cell table:style-name="Tabela2.C6" table:number-columns-spanned="2" office:value-type="string">
            <text:p text:style-name="P5">PEDRO ADERBAL SOUSA SOBRINH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1, 121, 131, 151, 161, 171, 221, 231, 251 e 14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987310</text:p>
          </table:table-cell>
          <table:table-cell table:style-name="Tabela2.C6" table:number-columns-spanned="2" office:value-type="string">
            <text:p text:style-name="P5">RAIMUNDO INACIO PICANCO CORREA</text:p>
          </table:table-cell>
          <table:covered-table-cell/>
          <table:table-cell table:style-name="Tabela2.E6" office:value-type="string">
            <text:p text:style-name="P4">Contrato Administrati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93 e 313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>411, 211, 122, 312, 422, 111, 221 e 232</text:p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620165</text:p>
          </table:table-cell>
          <table:table-cell table:style-name="Tabela2.C6" table:number-columns-spanned="2" office:value-type="string">
            <text:p text:style-name="P5">LAURA MARIA CARVALHO DA SILVA</text:p>
          </table:table-cell>
          <table:covered-table-cell/>
          <table:table-cell table:style-name="Tabela2.E6" office:value-type="string">
            <text:p text:style-name="P4">Ex-Ipesap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11, 261, 271, 321, 331, 341, 351, 361 e 31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409073</text:p>
          </table:table-cell>
          <table:table-cell table:style-name="Tabela2.C6" table:number-columns-spanned="2" office:value-type="string">
            <text:p text:style-name="P5">RICARDO GUIMARAES MARINHO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41, 2112, 2122, 372, 382, 392, 3102, 3112, 3122 e 213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FILOSOF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51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0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88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988502</text:p>
          </table:table-cell>
          <table:table-cell table:style-name="Tabela2.C6" table:number-columns-spanned="2" office:value-type="string">
            <text:p text:style-name="P5">ELIONAI MACIEL GUIMARAES</text:p>
          </table:table-cell>
          <table:covered-table-cell/>
          <table:table-cell table:style-name="Tabela2.E6" office:value-type="string">
            <text:p text:style-name="P4">Contrato Administrati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22, 282, 2112, 2122, 372, 382, 392, 3102 e 311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988294</text:p>
          </table:table-cell>
          <table:table-cell table:style-name="Tabela2.C6" table:number-columns-spanned="2" office:value-type="string">
            <text:p text:style-name="P5">KATISIANE GUEDES DA SILVA</text:p>
          </table:table-cell>
          <table:covered-table-cell/>
          <table:table-cell table:style-name="Tabela2.E6" office:value-type="string">
            <text:p text:style-name="P4">Contrato Administrati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21, 231, 251, 311, 321, 341, 351, 361 e 21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434310</text:p>
          </table:table-cell>
          <table:table-cell table:style-name="Tabela2.C6" table:number-columns-spanned="2" office:value-type="string">
            <text:p text:style-name="P5">CONCEICAO KELLY FURTADO DE SOUZ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1, 131, 141, 151, 161, 171, 241, 261 e 12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323020</text:p>
          </table:table-cell>
          <table:table-cell table:style-name="Tabela2.C6" table:number-columns-spanned="2" office:value-type="string">
            <text:p text:style-name="P5">LEIA PIRES NEGRAO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63, 1173, 1183, 1193, 1203, 1213, 2143, 2153, 2163, 2173, 3143, 3153, 3163 e 3133</text:p>
          </table:table-cell>
          <table:covered-table-cell/>
          <table:covered-table-cell/>
          <table:table-cell table:style-name="Tabela2.K6" table:number-columns-spanned="2" office:value-type="string">
            <text:p text:style-name="P4">2132 e 312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1057952</text:p>
          </table:table-cell>
          <table:table-cell table:style-name="Tabela2.C6" table:number-columns-spanned="2" office:value-type="string">
            <text:p text:style-name="P5">MARCOS DE ALMEIDA BASTOS</text:p>
          </table:table-cell>
          <table:covered-table-cell/>
          <table:table-cell table:style-name="Tabela2.E6" office:value-type="string">
            <text:p text:style-name="P4">Contrato Administrativo /</text:p>
            <text:p text:style-name="P4">40 h/s</text:p>
          </table:table-cell>
          <table:table-cell table:style-name="Tabela2.F6" office:value-type="string">
            <text:p text:style-name="P4">16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82, 192, 1112, 1132, 1142, 1152, 292 e 110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FÍS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58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51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39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865141</text:p>
          </table:table-cell>
          <table:table-cell table:style-name="Tabela2.C6" table:number-columns-spanned="2" office:value-type="string">
            <text:p text:style-name="P5">BENEDITO ANISIO ALBERTO NERI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21, 311, 331, 341, 351 e 36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395250</text:p>
          </table:table-cell>
          <table:table-cell table:style-name="Tabela2.C6" table:number-columns-spanned="2" office:value-type="string">
            <text:p text:style-name="P5">RERITA NAIR MACEDO TORRINH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63, 1173, 1193, 1213, 2143, 2153, 2163, 2173 e 118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988154</text:p>
          </table:table-cell>
          <table:table-cell table:style-name="Tabela2.C6" table:number-columns-spanned="2" office:value-type="string">
            <text:p text:style-name="P5">FABIO SARDINHA QUARESMA</text:p>
          </table:table-cell>
          <table:covered-table-cell/>
          <table:table-cell table:style-name="Tabela2.E6" office:value-type="string">
            <text:p text:style-name="P4">Contrato Administrati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72, 382, 392, 3102, 3112 e 312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634921</text:p>
          </table:table-cell>
          <table:table-cell table:style-name="Tabela2.C6" table:number-columns-spanned="2" office:value-type="string">
            <text:p text:style-name="P5">KLEBER CAMPELO SILVA</text:p>
          </table:table-cell>
          <table:covered-table-cell/>
          <table:table-cell table:style-name="Tabela2.E6" office:value-type="string">
            <text:p text:style-name="P4">Ex-Ipesap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42, 1152, 282, 292, 2102, 2112, 2122 e 213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890588</text:p>
          </table:table-cell>
          <table:table-cell table:style-name="Tabela2.C6" table:number-columns-spanned="2" office:value-type="string">
            <text:p text:style-name="P5">WELBEN WAGNER MACEDO SOUZ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7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71, 211, 221, 231, 241, 251, 261 e 27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908479</text:p>
          </table:table-cell>
          <table:table-cell table:style-name="Tabela2.C6" table:number-columns-spanned="2" office:value-type="string">
            <text:p text:style-name="P5">MILTON SANTOS DA SILVA JUNIOR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5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203, 3133 e 3153</text:p>
          </table:table-cell>
          <table:covered-table-cell/>
          <table:covered-table-cell/>
          <table:table-cell table:style-name="Tabela2.K6" table:number-columns-spanned="2" office:value-type="string">
            <text:p text:style-name="P4">121, 151 e 16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7</text:p>
          </table:table-cell>
          <table:table-cell table:style-name="Tabela2.B6" office:value-type="string">
            <text:p text:style-name="P5">885193</text:p>
          </table:table-cell>
          <table:table-cell table:style-name="Tabela2.C6" table:number-columns-spanned="2" office:value-type="string">
            <text:p text:style-name="P5">MARCELO NETO DA SILV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6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>411, 211, 221, 232, 312, 122, 111 e 422</text:p>
          </table:table-cell>
          <table:covered-table-cell/>
        </table:table-row>
        <table:table-row>
          <table:table-cell table:style-name="Tabela2.A6" office:value-type="string">
            <text:p text:style-name="P4">8</text:p>
          </table:table-cell>
          <table:table-cell table:style-name="Tabela2.B6" office:value-type="string">
            <text:p text:style-name="P5">943770</text:p>
          </table:table-cell>
          <table:table-cell table:style-name="Tabela2.C6" table:number-columns-spanned="2" office:value-type="string">
            <text:p text:style-name="P5">SANDRA MADURO DOS SANTOS</text:p>
          </table:table-cell>
          <table:covered-table-cell/>
          <table:table-cell table:style-name="Tabela2.E6" office:value-type="string">
            <text:p text:style-name="P4">Contrato Administrativo /</text:p>
            <text:p text:style-name="P4">40 h/s</text:p>
          </table:table-cell>
          <table:table-cell table:style-name="Tabela2.F6" office:value-type="string">
            <text:p text:style-name="P4">19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3143 e 3163</text:p>
          </table:table-cell>
          <table:covered-table-cell/>
          <table:covered-table-cell/>
          <table:table-cell table:style-name="Tabela2.K6" table:number-columns-spanned="2" office:value-type="string">
            <text:p text:style-name="P4">182, 1102, 1112, 1122 e 19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GEOGRAF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6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2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2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319155</text:p>
          </table:table-cell>
          <table:table-cell table:style-name="Tabela2.C6" table:number-columns-spanned="2" office:value-type="string">
            <text:p text:style-name="P5">SAMIA ADRIANY UCHOA DE MOUR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2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11, 331, 351, 361, 321 e 34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59044</text:p>
          </table:table-cell>
          <table:table-cell table:style-name="Tabela2.C6" table:number-columns-spanned="2" office:value-type="string">
            <text:p text:style-name="P5">REGIVALDO DE SOUZA SILVA</text:p>
          </table:table-cell>
          <table:covered-table-cell/>
          <table:table-cell table:style-name="Tabela2.E6" office:value-type="string">
            <text:p text:style-name="P4">Estado Novo /</text:p>
            <text:p text:style-name="P4">20 h/s</text:p>
          </table:table-cell>
          <table:table-cell table:style-name="Tabela2.F6" office:value-type="string">
            <text:p text:style-name="P4">4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92 e 211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950203</text:p>
          </table:table-cell>
          <table:table-cell table:style-name="Tabela2.C6" table:number-columns-spanned="2" office:value-type="string">
            <text:p text:style-name="P5">NEILDE NAZARE FERNANDES DA SILV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63, 1173, 1183, 1193, 1203, 1213, 2153, 2163 e 2143</text:p>
          </table:table-cell>
          <table:covered-table-cell/>
          <table:covered-table-cell/>
          <table:table-cell table:style-name="Tabela2.K6" table:number-columns-spanned="2" office:value-type="string">
            <text:p text:style-name="P4">115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619248</text:p>
          </table:table-cell>
          <table:table-cell table:style-name="Tabela2.C6" table:number-columns-spanned="2" office:value-type="string">
            <text:p text:style-name="P5">EDNELMA DO SOCORRO PINHEIRO ROCHA</text:p>
          </table:table-cell>
          <table:covered-table-cell/>
          <table:table-cell table:style-name="Tabela2.E6" office:value-type="string">
            <text:p text:style-name="P4">Ex-Ipesap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1, 121, 131, 141, 151, 161, 171, 211 e 22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969095</text:p>
          </table:table-cell>
          <table:table-cell table:style-name="Tabela2.C6" table:number-columns-spanned="2" office:value-type="string">
            <text:p text:style-name="P5">GIANFRANCO GUSMAO DE AZEVED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3163</text:p>
          </table:table-cell>
          <table:covered-table-cell/>
          <table:covered-table-cell/>
          <table:table-cell table:style-name="Tabela2.K6" table:number-columns-spanned="2" office:value-type="string">
            <text:p text:style-name="P4">282, 2122, 2132, 372, 392, 3102, 3112, 3122 e 38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619485</text:p>
          </table:table-cell>
          <table:table-cell table:style-name="Tabela2.C6" table:number-columns-spanned="2" office:value-type="string">
            <text:p text:style-name="P5">NEILDE NAZARE FERNANDES DA SILVA</text:p>
          </table:table-cell>
          <table:covered-table-cell/>
          <table:table-cell table:style-name="Tabela2.E6" office:value-type="string">
            <text:p text:style-name="P4">Ex-Ipesap /</text:p>
            <text:p text:style-name="P4">20 h/s</text:p>
          </table:table-cell>
          <table:table-cell table:style-name="Tabela2.F6" office:value-type="string">
            <text:p text:style-name="P4">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2173, 3133, 3143 e 315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7</text:p>
          </table:table-cell>
          <table:table-cell table:style-name="Tabela2.B6" office:value-type="string">
            <text:p text:style-name="P5">246964</text:p>
          </table:table-cell>
          <table:table-cell table:style-name="Tabela2.C6" table:number-columns-spanned="2" office:value-type="string">
            <text:p text:style-name="P5">REGIVALDO DE SOUZA SILV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41, 251, 261, 271, 182, 192, 1102, 1112, 1142 e 23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8</text:p>
          </table:table-cell>
          <table:table-cell table:style-name="Tabela2.B6" office:value-type="string">
            <text:p text:style-name="P5">870170</text:p>
          </table:table-cell>
          <table:table-cell table:style-name="Tabela2.C6" table:number-columns-spanned="2" office:value-type="string">
            <text:p text:style-name="P5">ALAN FABRICIO AMANAJAS PAIXA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102</text:p>
          </table:table-cell>
          <table:covered-table-cell/>
          <table:table-cell table:style-name="Tabela2.M6" table:number-columns-spanned="2" office:value-type="string">
            <text:p text:style-name="P4">122, 232, 312, 111, 411, 211, 221 e 422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HISTÓR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62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5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52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395340</text:p>
          </table:table-cell>
          <table:table-cell table:style-name="Tabela2.C6" table:number-columns-spanned="2" office:value-type="string">
            <text:p text:style-name="P5">WALDENORA LIMA SANTOS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71, 221, 231, 241, 251 e 21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69210</text:p>
          </table:table-cell>
          <table:table-cell table:style-name="Tabela2.C6" table:number-columns-spanned="2" office:value-type="string">
            <text:p text:style-name="P5">TATIANE BLAISE ANGELE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9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3163</text:p>
          </table:table-cell>
          <table:covered-table-cell/>
          <table:covered-table-cell/>
          <table:table-cell table:style-name="Tabela2.K6" table:number-columns-spanned="2" office:value-type="string">
            <text:p text:style-name="P4">192, 1102, 1112, 1132, 372 e 112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870978</text:p>
          </table:table-cell>
          <table:table-cell table:style-name="Tabela2.C6" table:number-columns-spanned="2" office:value-type="string">
            <text:p text:style-name="P5">CHRISTIANE GOMES MONTEIR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82, 292, 2102, 2112, 2122 e 213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969133</text:p>
          </table:table-cell>
          <table:table-cell table:style-name="Tabela2.C6" table:number-columns-spanned="2" office:value-type="string">
            <text:p text:style-name="P5">JOSOE ASSUNCAO BAI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6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>111, 411, 211, 221, 122, 232, 312 e 422</text:p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635588</text:p>
          </table:table-cell>
          <table:table-cell table:style-name="Tabela2.C6" table:number-columns-spanned="2" office:value-type="string">
            <text:p text:style-name="P5">RENIERISTON DIAS DOS PASSOS</text:p>
          </table:table-cell>
          <table:covered-table-cell/>
          <table:table-cell table:style-name="Tabela2.E6" office:value-type="string">
            <text:p text:style-name="P4">Ex-Ipesap /</text:p>
            <text:p text:style-name="P4">20 h/s</text:p>
          </table:table-cell>
          <table:table-cell table:style-name="Tabela2.F6" office:value-type="string">
            <text:p text:style-name="P4">6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3133, 3153 e 314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870935</text:p>
          </table:table-cell>
          <table:table-cell table:style-name="Tabela2.C6" table:number-columns-spanned="2" office:value-type="string">
            <text:p text:style-name="P5">CARLA CRISTINA MAFRA RIBEIR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1, 121, 131, 141, 161 e 15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7</text:p>
          </table:table-cell>
          <table:table-cell table:style-name="Tabela2.B6" office:value-type="string">
            <text:p text:style-name="P5">245984</text:p>
          </table:table-cell>
          <table:table-cell table:style-name="Tabela2.C6" table:number-columns-spanned="2" office:value-type="string">
            <text:p text:style-name="P5">LUCINEIDE OLIVEIRA DA SILV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71, 311, 321, 331, 341, 351, 361 e 26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8</text:p>
          </table:table-cell>
          <table:table-cell table:style-name="Tabela2.B6" office:value-type="string">
            <text:p text:style-name="P5">912166</text:p>
          </table:table-cell>
          <table:table-cell table:style-name="Tabela2.C6" table:number-columns-spanned="2" office:value-type="string">
            <text:p text:style-name="P5">KLENIO BRAGA COST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63, 1173, 1183, 1203, 1213, 2143, 2153, 2163, 2173 e 119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9</text:p>
          </table:table-cell>
          <table:table-cell table:style-name="Tabela2.B6" office:value-type="string">
            <text:p text:style-name="P5">930083</text:p>
          </table:table-cell>
          <table:table-cell table:style-name="Tabela2.C6" table:number-columns-spanned="2" office:value-type="string">
            <text:p text:style-name="P5">RENIERISTON DIAS DOS PASSO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9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82, 1142, 1152, 382, 392, 3102, 3112 e 312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LÍNGUA ESTRANGEIR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43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18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86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3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397113</text:p>
          </table:table-cell>
          <table:table-cell table:style-name="Tabela2.C6" table:number-columns-spanned="2" office:value-type="string">
            <text:p text:style-name="P5">CHARLES MARCELO ROSARIO DA SILV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63, 1183, 1193, 1203, 2143, 2153, 2163, 2173 e 117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55197</text:p>
          </table:table-cell>
          <table:table-cell table:style-name="Tabela2.C6" table:number-columns-spanned="2" office:value-type="string">
            <text:p text:style-name="P5">MERCIA FERREIRA DE SOUZ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52, 282, 292, 2102, 2112, 2122 e 182</text:p>
          </table:table-cell>
          <table:covered-table-cell/>
          <table:table-cell table:style-name="Tabela2.M6" table:number-columns-spanned="2" office:value-type="string">
            <text:p text:style-name="P4">122 e 232</text:p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856479</text:p>
          </table:table-cell>
          <table:table-cell table:style-name="Tabela2.C6" table:number-columns-spanned="2" office:value-type="string">
            <text:p text:style-name="P5">CARLA AUGUSTA DA COSTA SANTO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6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51, 161, 171, 211, 121 e 131</text:p>
          </table:table-cell>
          <table:covered-table-cell/>
          <table:table-cell table:style-name="Tabela2.M6" table:number-columns-spanned="2" office:value-type="string">
            <text:p text:style-name="P4">111 e 221</text:p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322997</text:p>
          </table:table-cell>
          <table:table-cell table:style-name="Tabela2.C6" table:number-columns-spanned="2" office:value-type="string">
            <text:p text:style-name="P5">ELIZABETH NUNES MAGNO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1, 141, 221, 241, 251, 261, 271 e 231</text:p>
          </table:table-cell>
          <table:covered-table-cell/>
          <table:table-cell table:style-name="Tabela2.M6" table:number-columns-spanned="2" office:value-type="string">
            <text:p text:style-name="P4">211</text:p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857831</text:p>
          </table:table-cell>
          <table:table-cell table:style-name="Tabela2.C6" table:number-columns-spanned="2" office:value-type="string">
            <text:p text:style-name="P5">MICHELE AZEVEDO DE SOUZ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6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213</text:p>
          </table:table-cell>
          <table:covered-table-cell/>
          <table:covered-table-cell/>
          <table:table-cell table:style-name="Tabela2.K6" table:number-columns-spanned="2" office:value-type="string">
            <text:p text:style-name="P4">192, 1112, 1122, 1132, 1142, 2132 e 110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LÍNGUA ESTRANGEIRA - ESPANHO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16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3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32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411469</text:p>
          </table:table-cell>
          <table:table-cell table:style-name="Tabela2.C6" table:number-columns-spanned="2" office:value-type="string">
            <text:p text:style-name="P5">VIVIAN REGIA BANDEIRA DA SILV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6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3133, 3143, 3153 e 3163</text:p>
          </table:table-cell>
          <table:covered-table-cell/>
          <table:covered-table-cell/>
          <table:table-cell table:style-name="Tabela2.K6" table:number-columns-spanned="2" office:value-type="string">
            <text:p text:style-name="P4">311, 321, 331 e 36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82240</text:p>
          </table:table-cell>
          <table:table-cell table:style-name="Tabela2.C6" table:number-columns-spanned="2" office:value-type="string">
            <text:p text:style-name="P5">SEBASTIAO COSME PEREIRA DOS SANTO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6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41, 372, 382, 392, 3102, 3112, 3122 e 35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LÍNGUA PORTUGUESA E LITERATUR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58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303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283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2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425990</text:p>
          </table:table-cell>
          <table:table-cell table:style-name="Tabela2.C6" table:number-columns-spanned="2" office:value-type="string">
            <text:p text:style-name="P5">DENISE VITORIA RODRIGUES DA CUNH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1, 131, 121 e 14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64064</text:p>
          </table:table-cell>
          <table:table-cell table:style-name="Tabela2.C6" table:number-columns-spanned="2" office:value-type="string">
            <text:p text:style-name="P5">ANA MARIA VIAN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32, 1142, 1122 e 115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930067</text:p>
          </table:table-cell>
          <table:table-cell table:style-name="Tabela2.C6" table:number-columns-spanned="2" office:value-type="string">
            <text:p text:style-name="P5">RONILDA AMARAL DA CONCEICA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21, 331, 341 e 31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892181</text:p>
          </table:table-cell>
          <table:table-cell table:style-name="Tabela2.C6" table:number-columns-spanned="2" office:value-type="string">
            <text:p text:style-name="P5">MARCILENE NUNES DE SOUZ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112, 2122 e 213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909971</text:p>
          </table:table-cell>
          <table:table-cell table:style-name="Tabela2.C6" table:number-columns-spanned="2" office:value-type="string">
            <text:p text:style-name="P5">LUCIANE MONTEIRO DA SILV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3133, 3143, 3153 e 316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887595</text:p>
          </table:table-cell>
          <table:table-cell table:style-name="Tabela2.C6" table:number-columns-spanned="2" office:value-type="string">
            <text:p text:style-name="P5">MICHELE DE OLIVEIRA S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2153, 2163, 2173 e 214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7</text:p>
          </table:table-cell>
          <table:table-cell table:style-name="Tabela2.B6" office:value-type="string">
            <text:p text:style-name="P5">408891</text:p>
          </table:table-cell>
          <table:table-cell table:style-name="Tabela2.C6" table:number-columns-spanned="2" office:value-type="string">
            <text:p text:style-name="P5">MAXIMIANO DE OLIVEIRA DOS SANTOS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63, 1183, 1193 e 117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8</text:p>
          </table:table-cell>
          <table:table-cell table:style-name="Tabela2.B6" office:value-type="string">
            <text:p text:style-name="P5">620378</text:p>
          </table:table-cell>
          <table:table-cell table:style-name="Tabela2.C6" table:number-columns-spanned="2" office:value-type="string">
            <text:p text:style-name="P5">LEACIDE BATISTA MOURA</text:p>
          </table:table-cell>
          <table:covered-table-cell/>
          <table:table-cell table:style-name="Tabela2.E6" office:value-type="string">
            <text:p text:style-name="P4">Ex-Ipesap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82, 192, 1102 e 111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9</text:p>
          </table:table-cell>
          <table:table-cell table:style-name="Tabela2.B6" office:value-type="string">
            <text:p text:style-name="P5">857939</text:p>
          </table:table-cell>
          <table:table-cell table:style-name="Tabela2.C6" table:number-columns-spanned="2" office:value-type="string">
            <text:p text:style-name="P5">MARIA DO ESPIRITO SANTO NEVES CONCEICA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51, 261 e 27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0</text:p>
          </table:table-cell>
          <table:table-cell table:style-name="Tabela2.B6" office:value-type="string">
            <text:p text:style-name="P5">628905</text:p>
          </table:table-cell>
          <table:table-cell table:style-name="Tabela2.C6" table:number-columns-spanned="2" office:value-type="string">
            <text:p text:style-name="P5">RONILDA AMARAL DA CONCEICAO</text:p>
          </table:table-cell>
          <table:covered-table-cell/>
          <table:table-cell table:style-name="Tabela2.E6" office:value-type="string">
            <text:p text:style-name="P4">Ex-Ipesap /</text:p>
            <text:p text:style-name="P4">20 h/s</text:p>
          </table:table-cell>
          <table:table-cell table:style-name="Tabela2.F6" office:value-type="string">
            <text:p text:style-name="P4">1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61 e 35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1</text:p>
          </table:table-cell>
          <table:table-cell table:style-name="Tabela2.B6" office:value-type="string">
            <text:p text:style-name="P5">432962</text:p>
          </table:table-cell>
          <table:table-cell table:style-name="Tabela2.C6" table:number-columns-spanned="2" office:value-type="string">
            <text:p text:style-name="P5">GUAJARINA DO S CARMO DE SOUSA CAMARAO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82, 292 e 210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2</text:p>
          </table:table-cell>
          <table:table-cell table:style-name="Tabela2.B6" office:value-type="string">
            <text:p text:style-name="P5">323004</text:p>
          </table:table-cell>
          <table:table-cell table:style-name="Tabela2.C6" table:number-columns-spanned="2" office:value-type="string">
            <text:p text:style-name="P5">SERGIO GUILHERME CARDOSO GUEDES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21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51, 161, 171 e 24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3</text:p>
          </table:table-cell>
          <table:table-cell table:style-name="Tabela2.B6" office:value-type="string">
            <text:p text:style-name="P5">950262</text:p>
          </table:table-cell>
          <table:table-cell table:style-name="Tabela2.C6" table:number-columns-spanned="2" office:value-type="string">
            <text:p text:style-name="P5">PATRICIA KELLY NOBRE DOS PASSOS GOME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>422, 111, 221, 122, 232, 312, 411 e 211</text:p>
          </table:table-cell>
          <table:covered-table-cell/>
        </table:table-row>
        <table:table-row>
          <table:table-cell table:style-name="Tabela2.A6" office:value-type="string">
            <text:p text:style-name="P4">14</text:p>
          </table:table-cell>
          <table:table-cell table:style-name="Tabela2.B6" office:value-type="string">
            <text:p text:style-name="P5">856894</text:p>
          </table:table-cell>
          <table:table-cell table:style-name="Tabela2.C6" table:number-columns-spanned="2" office:value-type="string">
            <text:p text:style-name="P5">EUSEBIA DE FATIMA SANTA ROSA DE SOUS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72, 382, 3102 e 39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5</text:p>
          </table:table-cell>
          <table:table-cell table:style-name="Tabela2.B6" office:value-type="string">
            <text:p text:style-name="P5">885185</text:p>
          </table:table-cell>
          <table:table-cell table:style-name="Tabela2.C6" table:number-columns-spanned="2" office:value-type="string">
            <text:p text:style-name="P5">ANTONINA NASCIMENTO BANDEIR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11, 221 e 23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MATEMÁT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52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90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59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31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887170</text:p>
          </table:table-cell>
          <table:table-cell table:style-name="Tabela2.C6" table:number-columns-spanned="2" office:value-type="string">
            <text:p text:style-name="P5">GLEIDSON PINHEIRO AZEVED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2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>111, 411, 211, 122, 232, 312, 221 e 422</text:p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59125</text:p>
          </table:table-cell>
          <table:table-cell table:style-name="Tabela2.C6" table:number-columns-spanned="2" office:value-type="string">
            <text:p text:style-name="P5">JESU MARCIO AZEVEDO DA COST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4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71, 182, 192, 1102, 1112, 1122, 1132 e 114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618730</text:p>
          </table:table-cell>
          <table:table-cell table:style-name="Tabela2.C6" table:number-columns-spanned="2" office:value-type="string">
            <text:p text:style-name="P5">JESU MARCIO AZEVEDO DA COSTA</text:p>
          </table:table-cell>
          <table:covered-table-cell/>
          <table:table-cell table:style-name="Tabela2.E6" office:value-type="string">
            <text:p text:style-name="P4">Ex-Ipesap /</text:p>
            <text:p text:style-name="P4">20 h/s</text:p>
          </table:table-cell>
          <table:table-cell table:style-name="Tabela2.F6" office:value-type="string">
            <text:p text:style-name="P4">3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5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975664</text:p>
          </table:table-cell>
          <table:table-cell table:style-name="Tabela2.C6" table:number-columns-spanned="2" office:value-type="string">
            <text:p text:style-name="P5">EDSON DE SOUSA MIR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3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63, 1173, 1193, 1213, 2143 e 118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854050</text:p>
          </table:table-cell>
          <table:table-cell table:style-name="Tabela2.C6" table:number-columns-spanned="2" office:value-type="string">
            <text:p text:style-name="P5">ANDREY PEREIRA E PEREIR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72, 382, 392, 3102, 3112 e 312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434868</text:p>
          </table:table-cell>
          <table:table-cell table:style-name="Tabela2.C6" table:number-columns-spanned="2" office:value-type="string">
            <text:p text:style-name="P5">ANTONIA CRISTINA JOSAPHAT BARBOS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11, 321, 331, 341, 351 e 36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7</text:p>
          </table:table-cell>
          <table:table-cell table:style-name="Tabela2.B6" office:value-type="string">
            <text:p text:style-name="P5">494852</text:p>
          </table:table-cell>
          <table:table-cell table:style-name="Tabela2.C6" table:number-columns-spanned="2" office:value-type="string">
            <text:p text:style-name="P5">ROSANGELA GOMES MARTEL</text:p>
          </table:table-cell>
          <table:covered-table-cell/>
          <table:table-cell table:style-name="Tabela2.E6" office:value-type="string">
            <text:p text:style-name="P4">992 /</text:p>
            <text:p text:style-name="P4">40 h/s</text:p>
          </table:table-cell>
          <table:table-cell table:style-name="Tabela2.F6" office:value-type="string">
            <text:p text:style-name="P4">12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1, 121, 151 e 16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8</text:p>
          </table:table-cell>
          <table:table-cell table:style-name="Tabela2.B6" office:value-type="string">
            <text:p text:style-name="P5">980960</text:p>
          </table:table-cell>
          <table:table-cell table:style-name="Tabela2.C6" table:number-columns-spanned="2" office:value-type="string">
            <text:p text:style-name="P5">ALCIONE CORREA DA SILV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1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21, 231, 241, 251, 261, 271 e 21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9</text:p>
          </table:table-cell>
          <table:table-cell table:style-name="Tabela2.B6" office:value-type="string">
            <text:p text:style-name="P5">856380</text:p>
          </table:table-cell>
          <table:table-cell table:style-name="Tabela2.C6" table:number-columns-spanned="2" office:value-type="string">
            <text:p text:style-name="P5">ANDRE GEORGE MORAIS DIA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82, 292, 2102, 2112, 2122 e 213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QUÍM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44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3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0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36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332658</text:p>
          </table:table-cell>
          <table:table-cell table:style-name="Tabela2.C6" table:number-columns-spanned="2" office:value-type="string">
            <text:p text:style-name="P5">MARIA BETANIA ARAUJO DA SILV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1, 121, 131, 141, 161, 171, 211, 221 e 15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629596</text:p>
          </table:table-cell>
          <table:table-cell table:style-name="Tabela2.C6" table:number-columns-spanned="2" office:value-type="string">
            <text:p text:style-name="P5">PEDRO EVARISTO VIEIRA COQUEIRO</text:p>
          </table:table-cell>
          <table:covered-table-cell/>
          <table:table-cell table:style-name="Tabela2.E6" office:value-type="string">
            <text:p text:style-name="P4">Ex-Ipesap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11, 321, 331, 341, 351 e 36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854700</text:p>
          </table:table-cell>
          <table:table-cell table:style-name="Tabela2.C6" table:number-columns-spanned="2" office:value-type="string">
            <text:p text:style-name="P5">RAIMUNDO FRANCISCO FERREIR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63, 1173, 1183, 1193, 1203, 1213, 2143, 2153, 2163 e 217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616680</text:p>
          </table:table-cell>
          <table:table-cell table:style-name="Tabela2.C6" table:number-columns-spanned="2" office:value-type="string">
            <text:p text:style-name="P5">NILEIDE ARAUJO DE ANDRADE</text:p>
          </table:table-cell>
          <table:covered-table-cell/>
          <table:table-cell table:style-name="Tabela2.E6" office:value-type="string">
            <text:p text:style-name="P4">Ex-Ipesap /</text:p>
            <text:p text:style-name="P4">40 h/s</text:p>
          </table:table-cell>
          <table:table-cell table:style-name="Tabela2.F6" office:value-type="string">
            <text:p text:style-name="P4">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3133, 3143, 3153 e 316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495360</text:p>
          </table:table-cell>
          <table:table-cell table:style-name="Tabela2.C6" table:number-columns-spanned="2" office:value-type="string">
            <text:p text:style-name="P5">EDILSON NAZARENO SANTOS DE SOUZA</text:p>
          </table:table-cell>
          <table:covered-table-cell/>
          <table:table-cell table:style-name="Tabela2.E6" office:value-type="string">
            <text:p text:style-name="P4">992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82, 1102, 1112, 1142, 282, 2102, 2122, 2132 e 19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882259</text:p>
          </table:table-cell>
          <table:table-cell table:style-name="Tabela2.C6" table:number-columns-spanned="2" office:value-type="string">
            <text:p text:style-name="P5">ODINELSON PINHEIRO DA SILV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18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372, 382, 392, 3102, 3122 e 311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SOCIOLOG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6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0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0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253596</text:p>
          </table:table-cell>
          <table:table-cell table:style-name="Tabela2.C6" table:number-columns-spanned="2" office:value-type="string">
            <text:p text:style-name="P5">MANOEL LOURENCO DA CRUZ MORAIS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19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>1163, 1173, 1183, 1193, 1203, 1213, 2143, 2163, 2173, 3133, 3143, 3163, 2153 e 3153</text:p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>122, 232, 111, 211 e 221</text:p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904007</text:p>
          </table:table-cell>
          <table:table-cell table:style-name="Tabela2.C6" table:number-columns-spanned="2" office:value-type="string">
            <text:p text:style-name="P5">ABRAAO MACIEL DE ALMEID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22, 1142, 2132, 372, 382, 392, 3102, 3112, 3122 e 111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896233</text:p>
          </table:table-cell>
          <table:table-cell table:style-name="Tabela2.C6" table:number-columns-spanned="2" office:value-type="string">
            <text:p text:style-name="P5">JOAO CARLOS OLIVEIRA DOS SANTO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211, 221, 241, 261, 321, 331, 341, 351, 361 e 311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617776</text:p>
          </table:table-cell>
          <table:table-cell table:style-name="Tabela2.C6" table:number-columns-spanned="2" office:value-type="string">
            <text:p text:style-name="P5">ROSANA PORTUGAL DE FREITAS</text:p>
          </table:table-cell>
          <table:covered-table-cell/>
          <table:table-cell table:style-name="Tabela2.E6" office:value-type="string">
            <text:p text:style-name="P4">Ex-Ipesap /</text:p>
            <text:p text:style-name="P4">40 h/s</text:p>
          </table:table-cell>
          <table:table-cell table:style-name="Tabela2.F6" office:value-type="string">
            <text:p text:style-name="P4">21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11, 121, 131, 141, 151, 161, 171, 231, 251 e 271</text:p>
          </table:table-cell>
          <table:covered-table-cell/>
          <table:table-cell table:style-name="Tabela2.M6" table:number-columns-spanned="2" office:value-type="string">
            <text:p text:style-name="P4">312</text:p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853950</text:p>
          </table:table-cell>
          <table:table-cell table:style-name="Tabela2.C6" table:number-columns-spanned="2" office:value-type="string">
            <text:p text:style-name="P5">AINETE ALCANTARA ROCHA GUEDE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2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>182, 192, 1102, 1132, 1152, 282, 292, 2112, 2122 e 2102</text:p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ADMINISTRAÇÃO DA PRODUÇÃO E MATERIAIS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0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ADMINISTRAÇÃO DE PESSOA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CONTABILIDADE FINANCEIR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6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CONTABILIDADE GERENCIA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6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DIREITO COMERCIAL E TRIBUTÁRIO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DIREITO TRABALHIST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ECONOMIA EMPRESARIA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ESTATÍSTICA APLICAD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GESTÃO DE VENDA E MARKETING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GESTÃO EMPRESARIA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6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INFORMÁTICA APLICAD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20.479cm" fo:margin-left="1.757cm" table:align="left"/>
    </style:style>
    <style:style style:name="Tabela1.A" style:family="table-column">
      <style:table-column-properties style:column-width="6.826cm"/>
    </style:style>
    <style:style style:name="Tabela1.B" style:family="table-column">
      <style:table-column-properties style:column-width="8.573cm"/>
    </style:style>
    <style:style style:name="Tabela1.C" style:family="table-column">
      <style:table-column-properties style:column-width="5.08cm"/>
    </style:style>
    <style:style style:name="Tabela1.1" style:family="table-row">
      <style:table-row-properties style:min-row-height="1.588cm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25.7cm" table:align="margins"/>
    </style:style>
    <style:style style:name="Tabela3.A" style:family="table-column">
      <style:table-column-properties style:column-width="2.979cm" style:rel-column-width="7595*"/>
    </style:style>
    <style:style style:name="Tabela3.B" style:family="table-column">
      <style:table-column-properties style:column-width="18.911cm" style:rel-column-width="48223*"/>
    </style:style>
    <style:style style:name="Tabela3.C" style:family="table-column">
      <style:table-column-properties style:column-width="3.81cm" style:rel-column-width="9717*"/>
    </style:style>
    <style:style style:name="Tabela3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fo:color="#0000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0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11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GOVERNO DO ESTADO DO AMAPÁ</text:p>
              <text:p text:style-name="MP1">SECRETARIA DE ESTADO DA EDUCAÇÃO</text:p>
              <text:p text:style-name="MP1">COORDENADORIA DE ADMINISTRAÇÃO</text:p>
            </table:table-cell>
            <table:table-cell table:style-name="Tabela1.A1" office:value-type="string">
              <text:p text:style-name="MP2"/>
              <text:p text:style-name="MP2">CONTROLE DE CARGA HORÁRIA DA ESC EST PROF GABRIEL DE A CAFE – RESUMO GERAL</text:p>
            </table:table-cell>
            <table:table-cell table:style-name="Tabela1.A1" office:value-type="string">
              <text:p text:style-name="Table_20_Contents"><draw:frame draw:style-name="Mfr1" draw:name="figura2" text:anchor-type="paragraph" svg:x="5.027cm" svg:y="-0.168cm" svg:width="3.298cm" svg:height="1.693cm" draw:z-index="1"><draw:image xlink:href="Pictures/10000000000001EB0000013407EF9C8D.jpg" xlink:type="simple" xlink:show="embed" xlink:actuate="onLoad"/></draw:frame></text:p>
            </table:table-cell>
          </table:table-row>
        </table:table>
        <text:p text:style-name="Header"><draw:frame draw:style-name="Mfr2" draw:name="figura1" text:anchor-type="paragraph" svg:x="0.097cm" svg:y="-1.656cm" svg:width="1.58cm" svg:height="1.688cm" draw:z-index="0"><draw:image xlink:href="Pictures/100000000000005A00000068DF7C9531.jpg" xlink:type="simple" xlink:show="embed" xlink:actuate="onLoad"/></draw:frame></text:p>
      </style:header>
      <style:foot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>
            <table:table-cell table:style-name="Tabela3.A1" office:value-type="string">
              <text:p text:style-name="MP3">13/07/2012 17:39:26</text:p>
            </table:table-cell>
            <table:table-cell table:style-name="Tabela3.A1" office:value-type="string">
              <text:p text:style-name="MP3">Controle de Carga Horária – Resumo Geral</text:p>
              <text:p text:style-name="MP3">Sistema de Gerenciamento Educacional - SIGED</text:p>
            </table:table-cell>
            <table:table-cell table:style-name="Tabela3.A1" office:value-type="string">
              <text:p text:style-name="MP3">Página<text:span text:style-name="MT1"><text:s/></text:span><text:page-number text:select-page="current"/><text:s/>de<text:span text:style-name="MT1"><text:s/></text:span><text:page-count/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INET-00 </meta:initial-creator>
    <meta:creation-date>2012-01-20T17:16:14</meta:creation-date>
    <dc:date>2012-07-12T16:43:13</dc:date>
    <dc:creator>Gustavo </dc:creator>
    <meta:editing-duration>PT8H27M40S</meta:editing-duration>
    <meta:editing-cycles>184</meta:editing-cycles>
    <meta:generator>LibreOffice/3.5$Linux_x86 LibreOffice_project/350m1$Build-2</meta:generator>
    <meta:document-statistic meta:table-count="3" meta:image-count="2" meta:object-count="0" meta:page-count="1" meta:paragraph-count="42" meta:word-count="135" meta:character-count="1183" meta:non-whitespace-character-count="1078"/>
  </office:meta>
</office:document-meta>
</file>